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Multi-Cast</text:p>
          </table:table-cell>
          <table:table-cell table:number-columns-repeated="6" table:style-name="ce1" office:value-type="string" calcext:value-type="string">
            <text:p>???</text:p>
          </table:table-cell>
        </table:table-row>
        <table:table-row table:style-name="ro1">
          <table:table-cell/>
          <table:table-cell table:style-name="Fire"/>
          <table:table-cell office:value-type="string" calcext:value-type="string">
            <text:p>Fire</text:p>
          </table:table-cell>
          <table:table-cell office:value-type="string" calcext:value-type="string">
            <text:p>Self</text:p>
          </table:table-cell>
          <table:table-cell table:number-columns-repeated="2" office:value-type="string" calcext:value-type="string">
            <text:p>Single</text:p>
          </table:table-cell>
          <table:table-cell table:number-columns-repeated="6"/>
        </table:table-row>
        <table:table-row table:style-name="ro1">
          <table:table-cell/>
          <table:table-cell table:style-name="Water"/>
          <table:table-cell office:value-type="string" calcext:value-type="string">
            <text:p>Wa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iscous</text:p>
          </table:table-cell>
          <table:table-cell office:value-type="string" calcext:value-type="string">
            <text:p>Chain</text:p>
          </table:table-cell>
          <table:table-cell table:number-columns-repeated="6"/>
        </table:table-row>
        <table:table-row table:style-name="ro1">
          <table:table-cell/>
          <table:table-cell table:style-name="Air"/>
          <table:table-cell office:value-type="string" calcext:value-type="string">
            <text:p>Air</text:p>
          </table:table-cell>
          <table:table-cell office:value-type="string" calcext:value-type="string">
            <text:p>Free Aim</text:p>
          </table:table-cell>
          <table:table-cell office:value-type="string" calcext:value-type="string">
            <text:p>Disperse</text:p>
          </table:table-cell>
          <table:table-cell office:value-type="string" calcext:value-type="string">
            <text:p>Many</text:p>
          </table:table-cell>
          <table:table-cell table:number-columns-repeated="6"/>
        </table:table-row>
        <table:table-row table:style-name="ro1">
          <table:table-cell/>
          <table:table-cell table:style-name="Earth"/>
          <table:table-cell office:value-type="string" calcext:value-type="string">
            <text:p>Ear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ump (like a ball of rocks)</text:p>
          </table:table-cell>
          <table:table-cell table:number-columns-repeated="6"/>
        </table:table-row>
        <table:table-row table:style-name="ro1">
          <table:table-cell/>
          <table:table-cell table:style-name="Light"/>
          <table:table-cell office:value-type="string" calcext:value-type="string">
            <text:p>Light</text:p>
          </table:table-cell>
          <table:table-cell office:value-type="string" calcext:value-type="string">
            <text:p>Same Ele.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Expand (like cluster bomb in btd6)</text:p>
          </table:table-cell>
          <table:table-cell table:number-columns-repeated="6"/>
        </table:table-row>
        <table:table-row table:style-name="ro1">
          <table:table-cell/>
          <table:table-cell table:style-name="Dark"/>
          <table:table-cell office:value-type="string" calcext:value-type="string">
            <text:p>Dark</text:p>
          </table:table-cell>
          <table:table-cell office:value-type="string" calcext:value-type="string">
            <text:p>Opposite Ele.</text:p>
          </table:table-cell>
          <table:table-cell office:value-type="string" calcext:value-type="string">
            <text:p>Implosive</text:p>
          </table:table-cell>
          <table:table-cell office:value-type="string" calcext:value-type="string">
            <text:p>Condense (like inverse of cluster bomb in btd6)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pecialti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mer</text:p>
          </table:table-cell>
          <table:table-cell office:value-type="string" calcext:value-type="string">
            <text:p>Ability to summon creatures that have their own unique abilities (unique magic, boost elements, attack enemies, etc.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lee</text:p>
          </table:table-cell>
          <table:table-cell office:value-type="string" calcext:value-type="string">
            <text:p>Ability to conjure basic elemental weapons, and to imbue basic weapons with magi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ch</text:p>
          </table:table-cell>
          <table:table-cell office:value-type="string" calcext:value-type="string">
            <text:p>Ability to use a new magic type: Void</text:p>
          </table:table-cell>
          <table:table-cell table:number-columns-repeated="9"/>
        </table:table-row>
      </table:table>
      <table:table table:name="Fire" table:style-name="ta1">
        <table:table-column table:style-name="co1" table:default-cell-style-name="Default"/>
        <table:table-column table:style-name="co1" table:default-cell-style-name="Fire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1 C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me</text:p>
          </table:table-cell>
          <table:table-cell office:value-type="string" calcext:value-type="string">
            <text:p>Create a flame in your hand. Cannot be thrown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 Cos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table:style-name="Fire"/>
          <table:table-cell office:value-type="string" calcext:value-type="string">
            <text:p>Fire Fist</text:p>
          </table:table-cell>
          <table:table-cell office:value-type="string" calcext:value-type="string">
            <text:p>Engulf your hands in flames</text:p>
          </table:table-cell>
          <table:table-cell/>
        </table:table-row>
        <table:table-row table:style-name="ro1">
          <table:table-cell table:number-columns-repeated="2"/>
          <table:table-cell table:style-name="Water"/>
          <table:table-cell office:value-type="string" calcext:value-type="string">
            <text:p>Ignite</text:p>
          </table:table-cell>
          <table:table-cell office:value-type="string" calcext:value-type="string">
            <text:p>Engulf your target in flames</text:p>
          </table:table-cell>
          <table:table-cell/>
        </table:table-row>
        <table:table-row table:style-name="ro1">
          <table:table-cell table:number-columns-repeated="2"/>
          <table:table-cell table:style-name="Air"/>
          <table:table-cell office:value-type="string" calcext:value-type="string">
            <text:p>Fireball</text:p>
          </table:table-cell>
          <table:table-cell office:value-type="string" calcext:value-type="string">
            <text:p>Propel a ball of fire in the aimed direction</text:p>
          </table:table-cell>
          <table:table-cell/>
        </table:table-row>
        <table:table-row table:style-name="ro1">
          <table:table-cell office:value-type="string" calcext:value-type="string">
            <text:p>(?)</text:p>
          </table:table-cell>
          <table:table-cell/>
          <table:table-cell table:style-name="Earth"/>
          <table:table-cell office:value-type="string" calcext:value-type="string">
            <text:p>Furnace(?)</text:p>
          </table:table-cell>
          <table:table-cell office:value-type="string" calcext:value-type="string">
            <text:p>Engulf the targeted ground in flames(?)</text:p>
          </table:table-cell>
          <table:table-cell/>
        </table:table-row>
        <table:table-row table:style-name="ro1">
          <table:table-cell table:number-columns-repeated="2"/>
          <table:table-cell table:style-name="Light"/>
          <table:table-cell office:value-type="string" calcext:value-type="string">
            <text:p>Flame Surge</text:p>
          </table:table-cell>
          <table:table-cell office:value-type="string" calcext:value-type="string">
            <text:p>Greatly increase the intensity of the targeted fire for a short duration</text:p>
          </table:table-cell>
          <table:table-cell/>
        </table:table-row>
        <table:table-row table:style-name="ro1">
          <table:table-cell table:number-columns-repeated="2"/>
          <table:table-cell table:style-name="Dark"/>
          <table:table-cell office:value-type="string" calcext:value-type="string">
            <text:p>Evaporate</text:p>
          </table:table-cell>
          <table:table-cell office:value-type="string" calcext:value-type="string">
            <text:p>Rapidly heat and evaporate a source of wate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 Cost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table:style-name="Fire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Fire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Fire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Fire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Fire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Fire"/>
          <table:table-cell table:style-name="Dark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Water"/>
          <table:table-cell table:style-name="Fire"/>
          <table:table-cell table:number-columns-repeated="2"/>
        </table:table-row>
        <table:table-row table:style-name="ro1">
          <table:table-cell table:number-columns-repeated="2"/>
          <table:table-cell table:style-name="Water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Water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Water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Water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Water"/>
          <table:table-cell table:style-name="Dark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Air"/>
          <table:table-cell table:style-name="Fire"/>
          <table:table-cell office:value-type="string" calcext:value-type="string">
            <text:p>Fire Arrow</text:p>
          </table:table-cell>
          <table:table-cell office:value-type="string" calcext:value-type="string">
            <text:p>Shoot a high-damaging, high-speed, and piercing flame projectile at high speeds in the aimed direction</text:p>
          </table:table-cell>
        </table:table-row>
        <table:table-row table:style-name="ro1">
          <table:table-cell table:number-columns-repeated="2"/>
          <table:table-cell table:style-name="Air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Air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Air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Air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Air"/>
          <table:table-cell table:style-name="Dark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Earth"/>
          <table:table-cell table:style-name="Fire"/>
          <table:table-cell table:number-columns-repeated="2"/>
        </table:table-row>
        <table:table-row table:style-name="ro1">
          <table:table-cell table:number-columns-repeated="2"/>
          <table:table-cell table:style-name="Earth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Earth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Earth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Earth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Earth"/>
          <table:table-cell table:style-name="Dark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Light"/>
          <table:table-cell table:style-name="Fire"/>
          <table:table-cell table:number-columns-repeated="2"/>
        </table:table-row>
        <table:table-row table:style-name="ro1">
          <table:table-cell table:number-columns-repeated="2"/>
          <table:table-cell table:style-name="Light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Light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Light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Ligh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Light"/>
          <table:table-cell table:style-name="Dark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ark"/>
          <table:table-cell table:style-name="Fire"/>
          <table:table-cell table:number-columns-repeated="2"/>
        </table:table-row>
        <table:table-row table:style-name="ro1">
          <table:table-cell table:number-columns-repeated="2"/>
          <table:table-cell table:style-name="Dark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Dark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Dark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Dark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Dark" table:number-columns-repeated="2"/>
          <table:table-cell table:number-columns-repeated="2"/>
        </table:table-row>
      </table:table>
      <table:table table:name="Water" table:style-name="ta1">
        <table:table-column table:style-name="co1" table:default-cell-style-name="Default"/>
        <table:table-column table:style-name="co1" table:default-cell-style-name="Water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1 C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lash</text:p>
          </table:table-cell>
          <table:table-cell office:value-type="string" calcext:value-type="string">
            <text:p>Create a ball of water in your hand. Can be thrown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2 Cos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table:style-name="Fire"/>
          <table:table-cell table:number-columns-repeated="2"/>
        </table:table-row>
        <table:table-row table:style-name="ro1">
          <table:table-cell table:number-columns-repeated="2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Dark"/>
          <table:table-cell table:number-columns-repeated="2"/>
        </table:table-row>
      </table:table>
      <table:table table:name="Air" table:style-name="ta1">
        <table:table-column table:style-name="co1" table:default-cell-style-name="Default"/>
        <table:table-column table:style-name="co1" table:default-cell-style-name="Air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1 C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ust</text:p>
          </table:table-cell>
          <table:table-cell office:value-type="string" calcext:value-type="string">
            <text:p>Create a ball of condensed air. Can be released in a direction to create a light gust of wind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2 Cos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table:style-name="Fire"/>
          <table:table-cell table:number-columns-repeated="2"/>
        </table:table-row>
        <table:table-row table:style-name="ro1">
          <table:table-cell table:number-columns-repeated="2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Dark"/>
          <table:table-cell table:number-columns-repeated="2"/>
        </table:table-row>
      </table:table>
      <table:table table:name="Earth" table:style-name="ta1">
        <table:table-column table:style-name="co1" table:default-cell-style-name="Default"/>
        <table:table-column table:style-name="co1" table:default-cell-style-name="Earth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1 C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Create a ball of rock. It’s a rock, do what you want with it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2 Cos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table:style-name="Fire"/>
          <table:table-cell table:number-columns-repeated="2"/>
        </table:table-row>
        <table:table-row table:style-name="ro1">
          <table:table-cell table:number-columns-repeated="2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Dark"/>
          <table:table-cell table:number-columns-repeated="2"/>
        </table:table-row>
      </table:table>
      <table:table table:name="Light" table:style-name="ta1">
        <table:table-column table:style-name="co1" table:default-cell-style-name="Default"/>
        <table:table-column table:style-name="co1" table:default-cell-style-name="Ligh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1 C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ash</text:p>
          </table:table-cell>
          <table:table-cell office:value-type="string" calcext:value-type="string">
            <text:p>Create a bright light in you hand. Useful for lighting dark area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2 Cos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table:style-name="Fire"/>
          <table:table-cell table:number-columns-repeated="2"/>
        </table:table-row>
        <table:table-row table:style-name="ro1">
          <table:table-cell table:number-columns-repeated="2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Dark"/>
          <table:table-cell table:number-columns-repeated="2"/>
        </table:table-row>
      </table:table>
      <table:table table:name="Dark" table:style-name="ta1">
        <table:table-column table:style-name="co1" table:default-cell-style-name="Default"/>
        <table:table-column table:style-name="co1" table:default-cell-style-name="Dark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1 C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ind</text:p>
          </table:table-cell>
          <table:table-cell office:value-type="string" calcext:value-type="string">
            <text:p>Create a ball devoid of all light. Minimal use case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2 Cos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table:style-name="Fire"/>
          <table:table-cell table:number-columns-repeated="2"/>
        </table:table-row>
        <table:table-row table:style-name="ro1">
          <table:table-cell table:number-columns-repeated="2"/>
          <table:table-cell table:style-name="Water"/>
          <table:table-cell table:number-columns-repeated="2"/>
        </table:table-row>
        <table:table-row table:style-name="ro1">
          <table:table-cell table:number-columns-repeated="2"/>
          <table:table-cell table:style-name="Air"/>
          <table:table-cell table:number-columns-repeated="2"/>
        </table:table-row>
        <table:table-row table:style-name="ro1">
          <table:table-cell table:number-columns-repeated="2"/>
          <table:table-cell table:style-name="Earth"/>
          <table:table-cell table:number-columns-repeated="2"/>
        </table:table-row>
        <table:table-row table:style-name="ro1">
          <table:table-cell table:number-columns-repeated="2"/>
          <table:table-cell table:style-name="Light"/>
          <table:table-cell table:number-columns-repeated="2"/>
        </table:table-row>
        <table:table-row table:style-name="ro1">
          <table:table-cell table:number-columns-repeated="2"/>
          <table:table-cell table:style-name="Dark"/>
          <table:table-cell table:number-columns-repeated="2"/>
        </table:table-row>
      </table:table>
      <table:table table:name="Circles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idk make a basic language/cod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ymbol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lements" style:family="table-cell" style:parent-style-name="Default">
      <style:table-cell-properties style:diagonal-bl-tr="none" style:diagonal-tl-br="none" fo:border="1.5pt solid #000000"/>
    </style:style>
    <style:style style:name="Fire" style:family="table-cell" style:parent-style-name="Elements">
      <style:table-cell-properties fo:background-color="#ff6d6d" style:diagonal-bl-tr="none" style:diagonal-tl-br="none" fo:border="1.5pt solid #c9211e"/>
    </style:style>
    <style:style style:name="Water" style:family="table-cell" style:parent-style-name="Elements">
      <style:table-cell-properties fo:background-color="#b4c7dc" style:diagonal-bl-tr="none" style:diagonal-tl-br="none" fo:border="1.5pt solid #3465a4"/>
    </style:style>
    <style:style style:name="Air" style:family="table-cell" style:parent-style-name="Elements">
      <style:table-cell-properties fo:background-color="#eeeeee" style:diagonal-bl-tr="none" style:diagonal-tl-br="none" fo:border="1.5pt solid #b2b2b2"/>
    </style:style>
    <style:style style:name="Earth" style:family="table-cell" style:parent-style-name="Elements">
      <style:table-cell-properties fo:background-color="#daa06d" style:diagonal-bl-tr="none" style:diagonal-tl-br="none" fo:border="1.5pt solid #834330"/>
    </style:style>
    <style:style style:name="Light" style:family="table-cell" style:parent-style-name="Elements">
      <style:table-cell-properties fo:background-color="#ffffd7" style:diagonal-bl-tr="none" style:diagonal-tl-br="none" fo:border="1.5pt solid #acb20c"/>
    </style:style>
    <style:style style:name="Dark" style:family="table-cell" style:parent-style-name="Elements">
      <style:table-cell-properties fo:background-color="#666666" style:diagonal-bl-tr="none" style:diagonal-tl-br="none" fo:border="1.5pt solid #0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9:06:27.3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19:04:30.885000000</meta:creation-date>
    <dc:date>2024-01-25T19:07:40.026000000</dc:date>
    <meta:editing-duration>PT1H26M26S</meta:editing-duration>
    <meta:editing-cycles>42</meta:editing-cycles>
    <meta:generator>LibreOffice/7.6.2.1$Windows_X86_64 LibreOffice_project/56f7684011345957bbf33a7ee678afaf4d2ba333</meta:generator>
    <meta:document-statistic meta:table-count="8" meta:cell-count="115" meta:object-count="0"/>
  </office:meta>
</office:document-meta>
</file>